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/>
    <style:font-face style:name="Wingdings" svg:font-family="Wingdings"/>
    <style:font-face style:name="Calibri" svg:font-family="Calibri" style:font-family-generic="decorativ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1.563cm"/>
    </style:style>
    <style:style style:name="Table1.E" style:family="table-column">
      <style:table-column-properties style:column-width="1.612cm"/>
    </style:style>
    <style:style style:name="Table1.F" style:family="table-column">
      <style:table-column-properties style:column-width="5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">
      <style:text-properties fo:language="en" fo:country="US"/>
    </style:style>
    <style:style style:name="P4" style:family="paragraph" style:parent-style-name="Standard">
      <style:text-properties style:text-position="0% 100%" fo:language="en" fo:country="US"/>
    </style:style>
    <style:style style:name="P5" style:family="paragraph" style:parent-style-name="Standard">
      <style:paragraph-properties fo:text-align="center" style:justify-single-word="false"/>
      <style:text-properties style:use-window-font-color="true"/>
    </style:style>
    <style:style style:name="P6" style:family="paragraph" style:parent-style-name="Standard">
      <style:paragraph-properties fo:text-align="justify" style:justify-single-word="false"/>
      <style:text-properties style:use-window-font-color="tru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 style:list-style-name="WW8Num1"/>
    <style:style style:name="P9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P10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WW8Num2" style:master-page-name="Standard">
      <style:paragraph-properties fo:margin-left="0.75cm" fo:margin-right="0cm" fo:text-indent="-0.75cm" style:auto-text-indent="false" style:page-number="auto">
        <style:tab-stops>
          <style:tab-stop style:position="0.75cm"/>
        </style:tab-stops>
      </style:paragraph-properties>
    </style:style>
    <style:style style:name="P12" style:family="paragraph" style:parent-style-name="Standard" style:list-style-name="">
      <style:paragraph-properties fo:margin-left="0cm" fo:margin-right="0cm" fo:text-indent="0cm" style:auto-text-indent="false"/>
    </style:style>
    <style:style style:name="P13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en" fo:country="US"/>
    </style:style>
    <style:style style:name="T10" style:family="text">
      <style:text-properties style:text-position="0% 100%" fo:language="en" fo:country="US"/>
    </style:style>
    <style:style style:name="T11" style:family="text">
      <style:text-properties fo:language="de" fo:country="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5795848322392455" text:style-name="WW8Num2">
        <text:list-item>
          <text:p text:style-name="P11"><text:span text:style-name="T4">Purpose</text:span><text:span text:style-name="T3">: </text:span></text:p>
        </text:list-item>
      </text:list>
      <text:p text:style-name="Standard">This test simulates the real traffic of the WR network, in order to measure the delay of the telegrams<text:span text:style-name="T3"> in each VLAN</text:span>.</text:p>
      <text:list xml:id="list164931328652191" text:continue-numbering="true" text:style-name="WW8Num2">
        <text:list-item>
          <text:p text:style-name="P9"><text:span text:style-name="T4">Explanation</text:span><text:span text:style-name="T3">: </text:span></text:p>
        </text:list-item>
      </text:list>
      <text:p text:style-name="Standard">The WR network contains the following traffic:</text:p>
      <text:p text:style-name="Standard">(1) DM VLAN broadcast 100Mbps 11 packets/100us (3-5 normal) <text:s text:c="9"/></text:p>
      <text:p text:style-name="Standard">(2) DM VLAN unicast 10Mbps 3 packets/300us + 2 B2B packets/10ms <text:s text:c="5"/></text:p>
      <text:p text:style-name="Standard">(3) B2B VLAN 10 packets/10ms totally 28 packets/s</text:p>
      <text:p text:style-name="Standard">(4) Low priority noise broadcast random 10Mbps</text:p>
      <text:p text:style-name="P2">Table 1. The list of the traffic for all VLA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VLAN name </text:p>
          </table:table-cell>
          <table:table-cell table:style-name="Table1.A1" office:value-type="string">
            <text:p text:style-name="P4">Type </text:p>
          </table:table-cell>
          <table:table-cell table:style-name="Table1.A1" office:value-type="string">
            <text:p text:style-name="P4">Payload length</text:p>
          </table:table-cell>
          <table:table-cell table:style-name="Table1.A1" office:value-type="string">
            <text:p text:style-name="Standard">VLAN ID</text:p>
          </table:table-cell>
          <table:table-cell table:style-name="Table1.A1" office:value-type="string">
            <text:p text:style-name="Standard">Priority</text:p>
          </table:table-cell>
          <table:table-cell table:style-name="Table1.F1" office:value-type="string">
            <text:p text:style-name="Standard">Traffic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F1" office:value-type="string">
            <text:p text:style-name="Standard">100Mbps 11 packets/100us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uni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F1" office:value-type="string">
            <text:p text:style-name="P12">10Mbps 3 packets/300us </text:p>
            <text:p text:style-name="Standard"><text:span text:style-name="T3">4packets/s </text:span>2 B2B packets/10ms</text:p>
          </table:table-cell>
        </table:table-row>
        <table:table-row table:style-name="Table1.1">
          <table:table-cell table:style-name="Table1.A1" office:value-type="string">
            <text:p text:style-name="Standard">B2B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6</text:p>
          </table:table-cell>
          <table:table-cell table:style-name="Table1.F1" office:value-type="string">
            <text:p text:style-name="Standard">28 packets<text:span text:style-name="T3">/</text:span>s 10 packets/10ms</text:p>
          </table:table-cell>
        </table:table-row>
        <table:table-row table:style-name="Table1.1">
          <table:table-cell table:style-name="Table1.A1" office:value-type="string">
            <text:p text:style-name="Standard">Other VLAN 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Random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5</text:p>
          </table:table-cell>
          <table:table-cell table:style-name="Table1.F1" office:value-type="string">
            <text:p text:style-name="Standard"><text:span text:style-name="T3">R</text:span>andom 10Mbps</text:p>
          </table:table-cell>
        </table:table-row>
      </table:table>
      <text:p text:style-name="Standard"/>
      <text:list xml:id="list164930993919065" text:continue-numbering="true" text:style-name="WW8Num2">
        <text:list-item>
          <text:p text:style-name="P10">Test configuration:</text:p>
        </text:list-item>
      </text:list>
      <text:p text:style-name="P7">Port 1: Input DM traffic </text:p>
      <text:p text:style-name="Standard"><text:span text:style-name="T11">Port 2</text:span><text:span text:style-name="T3">: Input B2B traffic </text:span></text:p>
      <text:p text:style-name="P1">Port 4: Input Low priority traffic </text:p>
      <text:list xml:id="list1491664451590055526" text:style-name="WW8Num3">
        <text:list-item>
          <text:p text:style-name="P13">Configuration of the VLAN</text:p>
        </text:list-item>
      </text:list>
      <text:p text:style-name="Standard">1.Use PUTTY to login to the timing server timing@tsl006.acc.gsi.de </text:p>
      <text:p text:style-name="Standard">2.Login the wr switch root@wrip</text:p>
      <text:p text:style-name="Standard">3.Copy the VLAN_config.sh to the WR switch</text:p>
      <text:p text:style-name="Standard">4.Run ./VLAN_config.sh</text:p>
      <text:list xml:id="list164931528490731" text:continue-numbering="true" text:style-name="WW8Num3">
        <text:list-item>
          <text:p text:style-name="P14">Configuration of Xena 2G</text:p>
        </text:list-item>
      </text:list>
      <text:list xml:id="list7521270976728059941" text:style-name="WW8Num1">
        <text:list-item>
          <text:p text:style-name="P3">Open Xena2M</text:p>
        </text:list-item>
        <text:list-item>
          <text:p text:style-name="P8"><text:span text:style-name="T3">Load configuration file /Network_simulation/</text:span><text:span text:style-name="T3">WRnetwork_simulation_Xena_configuration/Xena2M_config.xmcf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"/>
    <style:font-face style:name="Wingdings" svg:font-family="Wingdings"/>
    <style:font-face style:name="Calibri" svg:font-family="Calibri" style:font-family-generic="decorativ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decorative" fo:font-size="10pt" fo:language="en" fo:country="US" style:font-name-asian="SimSun1" style:font-family-asian="SimSun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name-complex="Wingdings" style:font-family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6-20T14:04:47</meta:creation-date>
    <dc:date>2016-07-11T16:49:16.045000000</dc:date>
    <meta:editing-duration>PT28S</meta:editing-duration>
    <meta:editing-cycles>1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52" meta:word-count="190" meta:character-count="1183" meta:non-whitespace-character-count="1024"/>
    <meta:user-defined meta:name="KSOProductBuildVer">1033-10.1.0.5552</meta:user-defined>
  </office:meta>
</office:document-meta>
</file>